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8e59" officeooo:paragraph-rsid="000d8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0:20:08.334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25" meta:non-whitespace-character-count="25"/>
    <meta:generator>LibreOffice/7.3.3.2$Windows_X86_64 LibreOffice_project/d1d0ea68f081ee2800a922cac8f79445e4603348</meta:generator>
  </office:meta>
</office:document-meta>
</file>